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nux Libertine O" svg:font-family="'Linux Libertine O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Arial2" svg:font-family="Arial" style:font-adornments="Itálica" style:font-family-generic="swiss" style:font-pitch="variable"/>
    <style:font-face style:name="Arial3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6.699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4.397cm"/>
    </style:style>
    <style:style style:name="Tabla1.D" style:family="table-column">
      <style:table-column-properties style:column-width="4.392cm"/>
    </style:style>
    <style:style style:name="Tabla1.A1" style:family="table-cell">
      <style:table-cell-properties fo:background-color="#e1f5fe" fo:padding="0.097cm" fo:border-left="0.05pt solid #bdbdbd" fo:border-right="none" fo:border-top="0.05pt solid #bdbdbd" fo:border-bottom="0.05pt solid #bdbdbd">
        <style:background-image/>
      </style:table-cell-properties>
    </style:style>
    <style:style style:name="Tabla1.D1" style:family="table-cell">
      <style:table-cell-properties fo:background-color="#e1f5fe" fo:padding="0.097cm" fo:border="0.05pt solid #bdbdbd">
        <style:background-image/>
      </style:table-cell-properties>
    </style:style>
    <style:style style:name="Tabla1.A2" style:family="table-cell">
      <style:table-cell-properties fo:padding="0.097cm" fo:border-left="0.05pt solid #bdbdbd" fo:border-right="none" fo:border-top="none" fo:border-bottom="0.05pt solid #bdbdbd"/>
    </style:style>
    <style:style style:name="Tabla1.B2" style:family="table-cell">
      <style:table-cell-properties fo:padding="0.097cm" fo:border-left="0.05pt solid #bdbdbd" fo:border-right="none" fo:border-top="none" fo:border-bottom="0.05pt solid #bdbdbd"/>
    </style:style>
    <style:style style:name="Tabla1.C2" style:family="table-cell">
      <style:table-cell-properties fo:padding="0.097cm" fo:border-left="0.05pt solid #bdbdbd" fo:border-right="none" fo:border-top="none" fo:border-bottom="0.05pt solid #bdbdbd"/>
    </style:style>
    <style:style style:name="Tabla1.D2" style:family="table-cell">
      <style:table-cell-properties fo:padding="0.097cm" fo:border-left="0.05pt solid #bdbdbd" fo:border-right="0.05pt solid #bdbdbd" fo:border-top="none" fo:border-bottom="0.05pt solid #bdbdbd"/>
    </style:style>
    <style:style style:name="Tabla1.A3" style:family="table-cell">
      <style:table-cell-properties fo:padding="0.097cm" fo:border-left="0.05pt solid #bdbdbd" fo:border-right="none" fo:border-top="none" fo:border-bottom="0.05pt solid #bdbdbd"/>
    </style:style>
    <style:style style:name="Tabla1.B3" style:family="table-cell">
      <style:table-cell-properties fo:padding="0.097cm" fo:border-left="0.05pt solid #bdbdbd" fo:border-right="none" fo:border-top="none" fo:border-bottom="0.05pt solid #bdbdbd"/>
    </style:style>
    <style:style style:name="Tabla1.C3" style:family="table-cell">
      <style:table-cell-properties fo:padding="0.097cm" fo:border-left="0.05pt solid #bdbdbd" fo:border-right="none" fo:border-top="none" fo:border-bottom="0.05pt solid #bdbdbd"/>
    </style:style>
    <style:style style:name="Tabla1.D3" style:family="table-cell">
      <style:table-cell-properties fo:padding="0.097cm" fo:border-left="0.05pt solid #bdbdbd" fo:border-right="0.05pt solid #bdbdbd" fo:border-top="none" fo:border-bottom="0.05pt solid #bdbdbd"/>
    </style:style>
    <style:style style:name="Tabla1.A4" style:family="table-cell">
      <style:table-cell-properties fo:padding="0.097cm" fo:border-left="0.05pt solid #bdbdbd" fo:border-right="none" fo:border-top="none" fo:border-bottom="0.05pt solid #bdbdbd"/>
    </style:style>
    <style:style style:name="Tabla1.B4" style:family="table-cell">
      <style:table-cell-properties fo:padding="0.097cm" fo:border-left="0.05pt solid #bdbdbd" fo:border-right="none" fo:border-top="none" fo:border-bottom="0.05pt solid #bdbdbd"/>
    </style:style>
    <style:style style:name="Tabla1.C4" style:family="table-cell">
      <style:table-cell-properties fo:padding="0.097cm" fo:border-left="0.05pt solid #bdbdbd" fo:border-right="none" fo:border-top="none" fo:border-bottom="0.05pt solid #bdbdbd"/>
    </style:style>
    <style:style style:name="Tabla1.D4" style:family="table-cell">
      <style:table-cell-properties fo:padding="0.097cm" fo:border-left="0.05pt solid #bdbdbd" fo:border-right="0.05pt solid #bdbdbd" fo:border-top="none" fo:border-bottom="0.05pt solid #bdbdbd"/>
    </style:style>
    <style:style style:name="Tabla1.A5" style:family="table-cell">
      <style:table-cell-properties fo:padding="0.097cm" fo:border-left="0.05pt solid #bdbdbd" fo:border-right="none" fo:border-top="none" fo:border-bottom="0.05pt solid #bdbdbd"/>
    </style:style>
    <style:style style:name="Tabla1.B5" style:family="table-cell">
      <style:table-cell-properties fo:padding="0.097cm" fo:border-left="0.05pt solid #bdbdbd" fo:border-right="none" fo:border-top="none" fo:border-bottom="0.05pt solid #bdbdbd"/>
    </style:style>
    <style:style style:name="Tabla1.C5" style:family="table-cell">
      <style:table-cell-properties fo:padding="0.097cm" fo:border-left="0.05pt solid #bdbdbd" fo:border-right="none" fo:border-top="none" fo:border-bottom="0.05pt solid #bdbdbd"/>
    </style:style>
    <style:style style:name="Tabla1.D5" style:family="table-cell">
      <style:table-cell-properties fo:padding="0.097cm" fo:border-left="0.05pt solid #bdbdbd" fo:border-right="0.05pt solid #bdbdbd" fo:border-top="none" fo:border-bottom="0.05pt solid #bdbdbd"/>
    </style:style>
    <style:style style:name="Tabla1.A6" style:family="table-cell">
      <style:table-cell-properties fo:padding="0.097cm" fo:border-left="0.05pt solid #bdbdbd" fo:border-right="none" fo:border-top="none" fo:border-bottom="0.05pt solid #bdbdbd"/>
    </style:style>
    <style:style style:name="Tabla1.B6" style:family="table-cell">
      <style:table-cell-properties fo:padding="0.097cm" fo:border-left="0.05pt solid #bdbdbd" fo:border-right="none" fo:border-top="none" fo:border-bottom="0.05pt solid #bdbdbd"/>
    </style:style>
    <style:style style:name="Tabla1.C6" style:family="table-cell">
      <style:table-cell-properties fo:padding="0.097cm" fo:border-left="0.05pt solid #bdbdbd" fo:border-right="none" fo:border-top="none" fo:border-bottom="0.05pt solid #bdbdbd"/>
    </style:style>
    <style:style style:name="Tabla1.D6" style:family="table-cell">
      <style:table-cell-properties fo:padding="0.097cm" fo:border-left="0.05pt solid #bdbdbd" fo:border-right="0.05pt solid #bdbdbd" fo:border-top="none" fo:border-bottom="0.05pt solid #bdbdbd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fo:background-color="#e1f5fe" fo:padding="0.097cm" fo:border-left="0.05pt solid #bdbdbd" fo:border-right="none" fo:border-top="0.05pt solid #bdbdbd" fo:border-bottom="0.05pt solid #bdbdbd">
        <style:background-image/>
      </style:table-cell-properties>
    </style:style>
    <style:style style:name="Tabla2.B1" style:family="table-cell">
      <style:table-cell-properties fo:background-color="#e1f5fe" fo:padding="0.097cm" fo:border="0.05pt solid #bdbdbd">
        <style:background-image/>
      </style:table-cell-properties>
    </style:style>
    <style:style style:name="Tabla2.A2" style:family="table-cell">
      <style:table-cell-properties style:vertical-align="middle" fo:padding="0.097cm" fo:border-left="0.05pt solid #bdbdbd" fo:border-right="none" fo:border-top="none" fo:border-bottom="0.05pt solid #bdbdbd"/>
    </style:style>
    <style:style style:name="Tabla2.B2" style:family="table-cell">
      <style:table-cell-properties fo:padding="0.097cm" fo:border-left="0.05pt solid #bdbdbd" fo:border-right="0.05pt solid #bdbdbd" fo:border-top="none" fo:border-bottom="0.05pt solid #bdbdbd"/>
    </style:style>
    <style:style style:name="Tabla3" style:family="table">
      <style:table-properties style:width="17.584cm" table:align="left"/>
    </style:style>
    <style:style style:name="Tabla3.A" style:family="table-column">
      <style:table-column-properties style:column-width="1.603cm"/>
    </style:style>
    <style:style style:name="Tabla3.B" style:family="table-column">
      <style:table-column-properties style:column-width="2.189cm"/>
    </style:style>
    <style:style style:name="Tabla3.C" style:family="table-column">
      <style:table-column-properties style:column-width="4.205cm"/>
    </style:style>
    <style:style style:name="Tabla3.D" style:family="table-column">
      <style:table-column-properties style:column-width="5.906cm"/>
    </style:style>
    <style:style style:name="Tabla3.E" style:family="table-column">
      <style:table-column-properties style:column-width="3.681cm"/>
    </style:style>
    <style:style style:name="Tabla3.A1" style:family="table-cell">
      <style:table-cell-properties fo:background-color="#e1f5fe" fo:padding="0.097cm" fo:border-left="0.05pt solid #bdbdbd" fo:border-right="none" fo:border-top="0.05pt solid #bdbdbd" fo:border-bottom="0.05pt solid #bdbdbd">
        <style:background-image/>
      </style:table-cell-properties>
    </style:style>
    <style:style style:name="Tabla3.E1" style:family="table-cell">
      <style:table-cell-properties fo:background-color="#e1f5fe" fo:padding="0.097cm" fo:border="0.05pt solid #bdbdbd">
        <style:background-image/>
      </style:table-cell-properties>
    </style:style>
    <style:style style:name="Tabla3.2" style:family="table-row">
      <style:table-row-properties style:min-row-height="1.399cm"/>
    </style:style>
    <style:style style:name="Tabla3.A2" style:family="table-cell">
      <style:table-cell-properties style:vertical-align="middle" fo:background-color="#fff3e0" fo:padding="0.097cm" fo:border-left="0.05pt solid #bdbdbd" fo:border-right="none" fo:border-top="none" fo:border-bottom="0.05pt solid #bdbdbd">
        <style:background-image/>
      </style:table-cell-properties>
    </style:style>
    <style:style style:name="Tabla3.E2" style:family="table-cell">
      <style:table-cell-properties style:vertical-align="middle" fo:background-color="#fff3e0" fo:padding="0.097cm" fo:border-left="0.05pt solid #bdbdbd" fo:border-right="0.05pt solid #bdbdbd" fo:border-top="none" fo:border-bottom="0.05pt solid #bdbdbd">
        <style:background-image/>
      </style:table-cell-properties>
    </style:style>
    <style:style style:name="Tabla3.5" style:family="table-row">
      <style:table-row-properties style:min-row-height="1.413cm"/>
    </style:style>
    <style:style style:name="Tabla3.A5" style:family="table-cell">
      <style:table-cell-properties style:vertical-align="middle" fo:background-color="#fafafa" fo:padding="0.097cm" fo:border-left="0.05pt solid #bdbdbd" fo:border-right="none" fo:border-top="none" fo:border-bottom="0.05pt solid #bdbdbd">
        <style:background-image/>
      </style:table-cell-properties>
    </style:style>
    <style:style style:name="Tabla3.E5" style:family="table-cell">
      <style:table-cell-properties style:vertical-align="middle" fo:background-color="#fafafa" fo:padding="0.097cm" fo:border-left="0.05pt solid #bdbdbd" fo:border-right="0.05pt solid #bdbdbd" fo:border-top="none" fo:border-bottom="0.05pt solid #bdbdbd">
        <style:background-image/>
      </style:table-cell-properties>
    </style:style>
    <style:style style:name="Tabla3.A8" style:family="table-cell">
      <style:table-cell-properties style:vertical-align="middle" fo:background-color="#f9fbe7" fo:padding="0.097cm" fo:border-left="0.05pt solid #bdbdbd" fo:border-right="none" fo:border-top="none" fo:border-bottom="0.05pt solid #bdbdbd">
        <style:background-image/>
      </style:table-cell-properties>
    </style:style>
    <style:style style:name="Tabla3.E8" style:family="table-cell">
      <style:table-cell-properties style:vertical-align="middle" fo:background-color="#f9fbe7" fo:padding="0.097cm" fo:border-left="0.05pt solid #bdbdbd" fo:border-right="0.05pt solid #bdbdbd" fo:border-top="none" fo:border-bottom="0.05pt solid #bdbdbd">
        <style:background-image/>
      </style:table-cell-properties>
    </style:style>
    <style:style style:name="P1" style:family="paragraph" style:parent-style-name="Footer">
      <style:text-properties style:font-name="Arial3" fo:font-size="10pt" officeooo:rsid="0037a09c" officeooo:paragraph-rsid="0037a09c"/>
    </style:style>
    <style:style style:name="P2" style:family="paragraph" style:parent-style-name="Text_20_body">
      <style:text-properties officeooo:rsid="0017d100" officeooo:paragraph-rsid="0017d100"/>
    </style:style>
    <style:style style:name="P3" style:family="paragraph" style:parent-style-name="Text_20_body">
      <style:text-properties officeooo:rsid="0018b7c6" officeooo:paragraph-rsid="0018b7c6"/>
    </style:style>
    <style:style style:name="P4" style:family="paragraph" style:parent-style-name="Text_20_body">
      <style:text-properties officeooo:rsid="001f93bb" officeooo:paragraph-rsid="001f93bb"/>
    </style:style>
    <style:style style:name="P5" style:family="paragraph" style:parent-style-name="Text_20_body">
      <style:text-properties officeooo:rsid="001f93bb" officeooo:paragraph-rsid="0037a09c"/>
    </style:style>
    <style:style style:name="P6" style:family="paragraph" style:parent-style-name="Text_20_body">
      <style:text-properties officeooo:rsid="00206fcd" officeooo:paragraph-rsid="00206fcd"/>
    </style:style>
    <style:style style:name="P7" style:family="paragraph" style:parent-style-name="Text_20_body">
      <style:text-properties officeooo:paragraph-rsid="001f93bb"/>
    </style:style>
    <style:style style:name="P8" style:family="paragraph" style:parent-style-name="Text_20_body">
      <style:text-properties officeooo:rsid="00229cc4" officeooo:paragraph-rsid="00229cc4"/>
    </style:style>
    <style:style style:name="P9" style:family="paragraph" style:parent-style-name="Text_20_body">
      <style:text-properties style:font-name="Arial3" fo:font-size="11pt" officeooo:rsid="0029f58a" officeooo:paragraph-rsid="0029f58a" style:font-size-asian="9.60000038146973pt" style:font-size-complex="11pt"/>
    </style:style>
    <style:style style:name="P10" style:family="paragraph" style:parent-style-name="Text_20_body">
      <style:text-properties style:font-name="Arial3" fo:font-size="11pt" officeooo:paragraph-rsid="00264d53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able_20_Contents">
      <style:paragraph-properties fo:text-align="center" style:justify-single-word="false"/>
      <style:text-properties style:font-name="Arial3" fo:font-size="11pt" officeooo:rsid="001fe058" officeooo:paragraph-rsid="001fe058"/>
    </style:style>
    <style:style style:name="P13" style:family="paragraph" style:parent-style-name="Table_20_Contents">
      <style:text-properties style:font-name="Arial3" fo:font-size="11pt" fo:font-weight="bold" officeooo:rsid="001fe058" officeooo:paragraph-rsid="001fe058" style:font-weight-asian="bold" style:font-weight-complex="bold"/>
    </style:style>
    <style:style style:name="P14" style:family="paragraph" style:parent-style-name="Table_20_Contents">
      <style:text-properties style:font-name="Arial3" fo:font-size="11pt" fo:font-weight="bold" officeooo:rsid="002b3c5a" officeooo:paragraph-rsid="002b3c5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3" fo:font-size="11pt" officeooo:rsid="002b3c5a" officeooo:paragraph-rsid="002b3c5a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2eaa12" officeooo:paragraph-rsid="002eaa12"/>
    </style:style>
    <style:style style:name="P18" style:family="paragraph" style:parent-style-name="Table_20_Contents">
      <style:paragraph-properties fo:text-align="center" style:justify-single-word="false"/>
      <style:text-properties officeooo:rsid="00322cc6" officeooo:paragraph-rsid="00322cc6"/>
    </style:style>
    <style:style style:name="P19" style:family="paragraph" style:parent-style-name="Table_20_Contents">
      <style:text-properties officeooo:rsid="00341b8e" officeooo:paragraph-rsid="00341b8e"/>
    </style:style>
    <style:style style:name="P20" style:family="paragraph" style:parent-style-name="Table_20_Contents">
      <style:text-properties officeooo:rsid="00341b8e" officeooo:paragraph-rsid="0038b57e"/>
    </style:style>
    <style:style style:name="P21" style:family="paragraph" style:parent-style-name="Table_20_Contents">
      <style:paragraph-properties fo:text-align="center" style:justify-single-word="false"/>
      <style:text-properties officeooo:rsid="0037c361" officeooo:paragraph-rsid="0037c361"/>
    </style:style>
    <style:style style:name="P22" style:family="paragraph" style:parent-style-name="Table_20_Contents">
      <style:text-properties officeooo:rsid="0037c361" officeooo:paragraph-rsid="0038b57e"/>
    </style:style>
    <style:style style:name="P23" style:family="paragraph" style:parent-style-name="Table_20_Contents">
      <style:paragraph-properties fo:text-align="center" style:justify-single-word="false"/>
      <style:text-properties officeooo:rsid="0038b57e" officeooo:paragraph-rsid="0038b57e"/>
    </style:style>
    <style:style style:name="P24" style:family="paragraph" style:parent-style-name="Table_20_Contents">
      <style:text-properties officeooo:rsid="0038b57e" officeooo:paragraph-rsid="0038b57e"/>
    </style:style>
    <style:style style:name="P25" style:family="paragraph" style:parent-style-name="Table_20_Contents">
      <style:paragraph-properties fo:text-align="center" style:justify-single-word="false"/>
      <style:text-properties officeooo:rsid="003a15f3" officeooo:paragraph-rsid="003a15f3"/>
    </style:style>
    <style:style style:name="P26" style:family="paragraph" style:parent-style-name="Table_20_Contents">
      <style:text-properties officeooo:rsid="003a15f3" officeooo:paragraph-rsid="003a15f3"/>
    </style:style>
    <style:style style:name="P27" style:family="paragraph" style:parent-style-name="Table_20_Contents">
      <style:text-properties officeooo:rsid="003acc7b" officeooo:paragraph-rsid="003acc7b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Footnote">
      <style:text-properties officeooo:rsid="00293069" officeooo:paragraph-rsid="00293069"/>
    </style:style>
    <style:style style:name="P30" style:family="paragraph" style:parent-style-name="Title">
      <style:text-properties style:font-name="Arial1" fo:font-size="28pt" fo:font-weight="bold" officeooo:rsid="003acc7b" officeooo:paragraph-rsid="003acc7b" style:font-name-asian="Noto Sans CJK SC" style:font-size-asian="28pt" style:font-weight-asian="bold" style:font-name-complex="FreeSans" style:font-size-complex="28pt" style:font-weight-complex="bold"/>
    </style:style>
    <style:style style:name="P31" style:family="paragraph" style:parent-style-name="Table_20_Heading">
      <style:text-properties officeooo:rsid="0038b57e" officeooo:paragraph-rsid="0038b57e"/>
    </style:style>
    <style:style style:name="P32" style:family="paragraph" style:parent-style-name="Text_20_body">
      <style:paragraph-properties style:writing-mode="lr-tb"/>
      <style:text-properties officeooo:paragraph-rsid="001ab290"/>
    </style:style>
    <style:style style:name="P33" style:family="paragraph" style:parent-style-name="Text_20_body">
      <style:paragraph-properties style:writing-mode="lr-tb"/>
      <style:text-properties officeooo:paragraph-rsid="0037a09c"/>
    </style:style>
    <style:style style:name="P34" style:family="paragraph" style:parent-style-name="Heading_20_1">
      <style:text-properties fo:font-size="18.2000007629395pt" officeooo:paragraph-rsid="0037a09c" style:font-size-asian="18.2000007629395pt" style:font-size-complex="18.2000007629395pt"/>
    </style:style>
    <style:style style:name="P35" style:family="paragraph" style:parent-style-name="Heading_20_1">
      <style:text-properties officeooo:rsid="00229cc4" officeooo:paragraph-rsid="00229cc4"/>
    </style:style>
    <style:style style:name="P36" style:family="paragraph" style:parent-style-name="Heading_20_2">
      <style:text-properties officeooo:rsid="00264d53" officeooo:paragraph-rsid="00264d53"/>
    </style:style>
    <style:style style:name="P37" style:family="paragraph" style:parent-style-name="Heading_20_2">
      <style:text-properties fo:font-size="16.1000003814697pt" style:font-size-asian="16.1000003814697pt" style:font-size-complex="16.1000003814697pt"/>
    </style:style>
    <style:style style:name="P38" style:family="paragraph" style:parent-style-name="Subtitle">
      <style:text-properties style:font-name="Arial1" fo:font-size="18pt" officeooo:rsid="003acc7b" officeooo:paragraph-rsid="0044bd9f" style:font-name-asian="Noto Sans CJK SC" style:font-size-asian="18pt" style:font-name-complex="FreeSans" style:font-size-complex="18pt"/>
    </style:style>
    <style:style style:name="P39" style:family="paragraph" style:parent-style-name="Table_20_Contents" style:list-style-name="L2">
      <style:text-properties officeooo:rsid="0038b57e" officeooo:paragraph-rsid="0038b57e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text-properties officeooo:paragraph-rsid="0037a09c"/>
    </style:style>
    <style:style style:name="T1" style:family="text">
      <style:text-properties officeooo:rsid="003c6177"/>
    </style:style>
    <style:style style:name="T2" style:family="text">
      <style:text-properties officeooo:rsid="001ab290"/>
    </style:style>
    <style:style style:name="T3" style:family="text">
      <style:text-properties style:font-name="Arial3"/>
    </style:style>
    <style:style style:name="T4" style:family="text">
      <style:text-properties style:font-name="Arial3" fo:font-size="11pt" officeooo:rsid="00206fcd"/>
    </style:style>
    <style:style style:name="T5" style:family="text">
      <style:text-properties style:font-name="Arial3" fo:font-size="11pt" officeooo:rsid="001fe058"/>
    </style:style>
    <style:style style:name="T6" style:family="text">
      <style:text-properties style:font-name="Arial3" fo:font-size="11pt" officeooo:rsid="00264d53"/>
    </style:style>
    <style:style style:name="T7" style:family="text">
      <style:text-properties style:font-name="Arial3" fo:font-size="11pt" officeooo:rsid="00293069"/>
    </style:style>
    <style:style style:name="T8" style:family="text">
      <style:text-properties style:font-name="Arial3" fo:font-size="11pt" officeooo:rsid="0029f58a"/>
    </style:style>
    <style:style style:name="T9" style:family="text">
      <style:text-properties style:font-name="Arial3" fo:font-size="11pt" officeooo:rsid="0037a09c"/>
    </style:style>
    <style:style style:name="T10" style:family="text">
      <style:text-properties style:font-name="Arial3" fo:font-size="11pt" officeooo:rsid="0044bd9f"/>
    </style:style>
    <style:style style:name="T11" style:family="text">
      <style:text-properties style:font-name="Arial3" officeooo:rsid="001dd60f"/>
    </style:style>
    <style:style style:name="T12" style:family="text">
      <style:text-properties style:font-name="Arial3" officeooo:rsid="001f93bb"/>
    </style:style>
    <style:style style:name="T13" style:family="text">
      <style:text-properties officeooo:rsid="001f93bb"/>
    </style:style>
    <style:style style:name="T14" style:family="text">
      <style:text-properties officeooo:rsid="001fe058"/>
    </style:style>
    <style:style style:name="T15" style:family="text">
      <style:text-properties officeooo:rsid="00206fcd"/>
    </style:style>
    <style:style style:name="T16" style:family="text">
      <style:text-properties officeooo:rsid="0021abd4"/>
    </style:style>
    <style:style style:name="T17" style:family="text">
      <style:text-properties officeooo:rsid="00229cc4"/>
    </style:style>
    <style:style style:name="T18" style:family="text">
      <style:text-properties officeooo:rsid="0024069c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25e4da"/>
    </style:style>
    <style:style style:name="T21" style:family="text">
      <style:text-properties style:text-position="0% 100%" officeooo:rsid="0024069c"/>
    </style:style>
    <style:style style:name="T22" style:family="text">
      <style:text-properties style:text-position="0% 100%" style:font-name="Arial3" fo:font-size="11pt" officeooo:rsid="001fe058"/>
    </style:style>
    <style:style style:name="T23" style:family="text">
      <style:text-properties officeooo:rsid="00264d53"/>
    </style:style>
    <style:style style:name="T24" style:family="text">
      <style:text-properties fo:color="#000080" loext:opacity="100%" style:font-name="Arial3" fo:font-size="11pt" fo:language="zxx" fo:country="none" style:text-underline-style="solid" style:text-underline-width="auto" style:text-underline-color="font-color" officeooo:rsid="00264d53" style:language-asian="zxx" style:country-asian="none" style:language-complex="zxx" style:country-complex="none"/>
    </style:style>
    <style:style style:name="T25" style:family="text">
      <style:text-properties officeooo:rsid="0027bd9b"/>
    </style:style>
    <style:style style:name="T26" style:family="text">
      <style:text-properties officeooo:rsid="00293069"/>
    </style:style>
    <style:style style:name="T27" style:family="text">
      <style:text-properties officeooo:rsid="002b3c5a"/>
    </style:style>
    <style:style style:name="T28" style:family="text">
      <style:text-properties officeooo:rsid="002eaa12"/>
    </style:style>
    <style:style style:name="T29" style:family="text">
      <style:text-properties style:font-name="Arial" fo:font-size="10pt"/>
    </style:style>
    <style:style style:name="T30" style:family="text">
      <style:text-properties officeooo:rsid="0035a4d8"/>
    </style:style>
    <style:style style:name="T31" style:family="text">
      <style:text-properties officeooo:rsid="0037a09c"/>
    </style:style>
    <style:style style:name="T32" style:family="text">
      <style:text-properties officeooo:rsid="003a15f3"/>
    </style:style>
    <style:style style:name="T33" style:family="text">
      <style:text-properties officeooo:rsid="0044bd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Estrategia docente</text:p>
      <text:p text:style-name="P38">Modelación <text:span text:style-name="T33">y Análisis Espacial</text:span></text:p>
      <text:p text:style-name="P38">Licenciatura en Ciencias Ambientales</text:p>
      <text:p text:style-name="Heading">Datos de contacto</text:p>
      <text:p text:style-name="P2">Gerardo Antonio Martín Muñoz de Cote</text:p>
      <text:p text:style-name="P2"><text:a xlink:type="simple" xlink:href="mailto:gerardommc@gmail.com" text:style-name="Internet_20_link" text:visited-style-name="Visited_20_Internet_20_Link">gerardo.mmc@</text:a><text:a xlink:type="simple" xlink:href="mailto:gerardommc@gmail.com" text:style-name="Internet_20_link" text:visited-style-name="Visited_20_Internet_20_Link"><text:span text:style-name="T24">e</text:span></text:a><text:span text:style-name="T24">nesmerida.unam.mx</text:span></text:p>
      <text:p text:style-name="P2">Celular: +52 618 116 8237</text:p>
      <text:p text:style-name="P2">Whatsapp: +<text:span text:style-name="T6">52 618 116 8237</text:span></text:p>
      <text:p text:style-name="Heading">Datos del curso</text:p>
      <text:p text:style-name="P3">Semestre 202<text:span text:style-name="T23">2</text:span>-<text:span text:style-name="T33">2</text:span></text:p>
      <text:p text:style-name="P3">Horario: <text:span text:style-name="T30">lunes </text:span><text:span text:style-name="T33">8-10:00,</text:span><text:span text:style-name="T31"> </text:span><text:span text:style-name="T10">jueves</text:span><text:span text:style-name="T30"> 1</text:span><text:span text:style-name="T33">2</text:span><text:span text:style-name="T30">-1</text:span><text:span text:style-name="T10">4</text:span><text:span text:style-name="T30">:00</text:span></text:p>
      <text:p text:style-name="P3">Plataformas: Zoom, <text:span text:style-name="T26">Google classroom</text:span></text:p>
      <text:h text:style-name="Heading_20_1" text:outline-level="1">Descripción del curso</text:h>
      <text:p text:style-name="P32"><text:span text:style-name="T2">El curso busca </text:span><text:span text:style-name="T6">enseñar a los estudiantes las herramientas básicas para comenzar a modelar sistemas </text:span><text:span text:style-name="T9">sistemas socio-ambientales</text:span><text:span text:style-name="T6"> sencillos </text:span><text:span text:style-name="T9">utilizando</text:span><text:span text:style-name="T6"> </text:span><text:span text:style-name="T9">ecuaciones diferenciales y herramientas afines.</text:span></text:p>
      <text:h text:style-name="Heading_20_1" text:outline-level="1">Objetivos</text:h>
      <text:h text:style-name="P36" text:outline-level="2">General</text:h>
      <text:p text:style-name="P10">Describir las estrategias básicas de modelaje numérico más frecuentes en ciencias ambientales, emplearlas en el análisis de problemas socio ambientales, y crear modelos matemáticos simples de los sistemas sociales y ambientales.</text:p>
      <text:h text:style-name="Heading_20_2" text:outline-level="2">Específicos</text:h>
      <text:list xml:id="list3291698823" text:style-name="L1">
        <text:list-item>
          <text:p text:style-name="P40">Aplicar el concepto de función a diversos procesos ambientales, mediante la comprensión de las principales propiedades de las funciones.</text:p>
        </text:list-item>
        <text:list-item>
          <text:p text:style-name="P40">Aplicar los conceptos del álgebra lineal a diversos procesos ambientales, mediante la comprensión de las principales propiedades de dichas funciones.</text:p>
        </text:list-item>
        <text:list-item>
          <text:p text:style-name="P41"><text:soft-page-break/>Aplicar los conceptos de derivación e integración a diversos procesos ambientales, mediante la comprensión de las principales propiedades de la derivada y la integral.</text:p>
        </text:list-item>
      </text:list>
      <text:h text:style-name="P34" text:outline-level="1"><text:span text:style-name="T11">E</text:span><text:span text:style-name="T3">structura docente del curso</text:span></text:h>
      <text:h text:style-name="Heading_20_2" text:outline-level="2">Temas de clase</text:h>
      <text:p text:style-name="P33"><text:span text:style-name="T25">Utilizaré estrategias sincrónicas y asincrónicas, </text:span><text:span text:style-name="T26">administrando el porcentaje de cada uno dependiendo de las necesidades del grupo. </text:span><text:span text:style-name="T7">El número de horas</text:span><text:span text:style-name="T26"> sincrónicas </text:span><text:span text:style-name="T7">lo mantendré al mínimo necesario y los contenidos asincrónicos estarán disponibles en un sitio web que iré desarrollando a lo largo del curso alojado en mi repositorio personal github</text:span><text:span text:style-name="T7"><text:note text:id="ftn1" text:note-class="footnote"><text:note-citation>1</text:note-citation><text:note-body><text:p text:style-name="P29"><text:a xlink:type="simple" xlink:href="https://www.github.com/gerardommc" text:style-name="Internet_20_link" text:visited-style-name="Visited_20_Internet_20_Link">https://www.github.com/gerardommc</text:a></text:p></text:note-body></text:note></text:span><text:span text:style-name="T7">. </text:span><text:span text:style-name="T8">Las sesiones sincrónicas por zoom serán grabadas y alojadas en Google classroom.</text:span></text:p>
      <text:h text:style-name="P37" text:outline-level="2"><text:span text:style-name="T12">R</text:span><text:span text:style-name="T3">etroalimentación</text:span></text:h>
      <text:p text:style-name="P9"><text:span text:style-name="T31">Los lunes, a intervalo de dos semanas</text:span> tendremos una sesión sincrónica en el horario de clase para resolver dudas, discutir aspectos del curso y proponer ajustes a la estrategia docente.</text:p>
      <text:h text:style-name="Heading_20_2" text:outline-level="2">Discusiones y debates</text:h>
      <text:p text:style-name="P5">Como parte de las sesiones sincrónicas, buscaré que haya discusiones entre pequeños grupos de estudiantes para resolver problemas, de modo que los grupos <text:span text:style-name="T31">puedan exponer los resultados de sus debates</text:span> en las sesiones de retroalimentación.</text:p>
      <text:h text:style-name="Heading_20_2" text:outline-level="2">Asesorías</text:h>
      <text:p text:style-name="P4">Buscaré que la mayoría de las asesorías queden cubiertas en las sesiones de retroalimentación, y haré ajustes <text:span text:style-name="T31">a la estrategia docente</text:span> de acuerdo con las necesidades <text:span text:style-name="T9">grupales</text:span> identificadas en las sesiones de retroalimentación.</text:p>
      <text:h text:style-name="Heading_20_2" text:outline-level="2"><text:span text:style-name="T15">Autoevaluación y </text:span>Evaluación</text:h>
      <text:p text:style-name="P7"><text:span text:style-name="T13">Tomaré en cuenta las participaciones individuales </text:span><text:span text:style-name="T14">y el cumplimiento con las sesiones de práctica y autoevaluación. </text:span><text:span text:style-name="T15">Las autoevaluaciones consistirán del material de práctica y que serán abordadas en las sesiones de retroalimentación.</text:span><text:span text:style-name="T14"> </text:span><text:span text:style-name="T4">Las</text:span><text:span text:style-name="T14"> evaluaciones </text:span><text:span text:style-name="T15">se harán</text:span><text:span text:style-name="T14"> por medio de exámenes en vivo.</text:span></text:p>
      <text:h text:style-name="Heading_20_1" text:outline-level="1">Carga de trabajo de las actividades</text:h>
      <text:p text:style-name="P11">Tabla <text:sequence text:ref-name="refTable0" text:name="Table" text:formula="ooow:Table+1" style:num-format="1">1</text:sequence>: Modalidad y carga porcentual de cada tipo de actividad planeada. S = Sincrónica, A = Asincrónica. <text:span text:style-name="T19">*</text:span><text:span text:style-name="T17">Sujeto a ajustes de acuerdo con las necesidades específicas que surjan en el momen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94154300113440">
          <table:table-cell table:style-name="Tabla1.A1" office:value-type="string">
            <text:p text:style-name="P28">Actividad</text:p>
          </table:table-cell>
          <table:table-cell table:style-name="Tabla1.A1" office:value-type="string">
            <text:p text:style-name="P28">S/A</text:p>
          </table:table-cell>
          <table:table-cell table:style-name="Tabla1.A1" office:value-type="string">
            <text:p text:style-name="P28">Porcentaje</text:p>
          </table:table-cell>
          <table:table-cell table:style-name="Tabla1.D1" office:value-type="string">
            <text:p text:style-name="P28">Horas semanales</text:p>
          </table:table-cell>
        </table:table-row>
        <table:table-row table:style-name="TableLine94154300190720">
          <table:table-cell table:style-name="Tabla1.A2" office:value-type="string">
            <text:p text:style-name="P16">Temas de clase</text:p>
          </table:table-cell>
          <table:table-cell table:style-name="Tabla1.B2" office:value-type="string">
            <text:p text:style-name="P16">S/A</text:p>
          </table:table-cell>
          <table:table-cell table:style-name="Tabla1.C2" office:value-type="string">
            <text:p text:style-name="P16"><text:span text:style-name="T4">(S) 30 + (A) </text:span><text:span text:style-name="T9">7</text:span><text:span text:style-name="T4">0</text:span><text:span text:style-name="T5">%</text:span><text:span text:style-name="T22">*</text:span></text:p>
          </table:table-cell>
          <table:table-cell table:style-name="Tabla1.D2" office:value-type="string">
            <text:p text:style-name="P16">2 + 2</text:p>
          </table:table-cell>
        </table:table-row>
        <table:table-row table:style-name="TableLine94154300193104">
          <table:table-cell table:style-name="Tabla1.A3" office:value-type="string">
            <text:p text:style-name="P16">Retroalimentación y asesorías</text:p>
          </table:table-cell>
          <table:table-cell table:style-name="Tabla1.B3" office:value-type="string">
            <text:p text:style-name="P16">S</text:p>
          </table:table-cell>
          <table:table-cell table:style-name="Tabla1.C3" office:value-type="string">
            <text:p text:style-name="P16"><text:span text:style-name="T4">10</text:span><text:span text:style-name="T5">%</text:span></text:p>
          </table:table-cell>
          <table:table-cell table:style-name="Tabla1.D3" office:value-type="string">
            <text:p text:style-name="P16">1</text:p>
          </table:table-cell>
        </table:table-row>
        <text:soft-page-break/>
        <table:table-row table:style-name="TableLine94154300195760">
          <table:table-cell table:style-name="Tabla1.A4" office:value-type="string">
            <text:p text:style-name="P12">Discusiones y debates</text:p>
          </table:table-cell>
          <table:table-cell table:style-name="Tabla1.B4" office:value-type="string">
            <text:p text:style-name="P12">S</text:p>
          </table:table-cell>
          <table:table-cell table:style-name="Tabla1.C4" office:value-type="string">
            <text:p text:style-name="P12">1<text:span text:style-name="T15">0</text:span>%</text:p>
          </table:table-cell>
          <table:table-cell table:style-name="Tabla1.D4" office:value-type="string">
            <text:p text:style-name="P15">1</text:p>
          </table:table-cell>
        </table:table-row>
        <table:table-row table:style-name="TableLine94154300199104">
          <table:table-cell table:style-name="Tabla1.A5" office:value-type="string">
            <text:p text:style-name="P12"><text:span text:style-name="T15">Autoevaluación y </text:span>Evaluación</text:p>
          </table:table-cell>
          <table:table-cell table:style-name="Tabla1.B5" office:value-type="string">
            <text:p text:style-name="P12">S/<text:span text:style-name="T15">A</text:span></text:p>
          </table:table-cell>
          <table:table-cell table:style-name="Tabla1.C5" office:value-type="string">
            <text:p text:style-name="P12"><text:span text:style-name="T15">20</text:span>%</text:p>
          </table:table-cell>
          <table:table-cell table:style-name="Tabla1.D5" office:value-type="string">
            <text:p text:style-name="P15">2</text:p>
          </table:table-cell>
        </table:table-row>
        <table:table-row table:style-name="TableLine94154300202704">
          <table:table-cell table:style-name="Tabla1.A6" office:value-type="string">
            <text:p text:style-name="P13">Total</text:p>
          </table:table-cell>
          <table:table-cell table:style-name="Tabla1.B6" office:value-type="string">
            <text:p text:style-name="P13"/>
          </table:table-cell>
          <table:table-cell table:style-name="Tabla1.C6" office:value-type="string">
            <text:p text:style-name="P13">100%</text:p>
          </table:table-cell>
          <table:table-cell table:style-name="Tabla1.D6" office:value-type="string">
            <text:p text:style-name="P14">8</text:p>
          </table:table-cell>
        </table:table-row>
      </table:table>
      <text:p text:style-name="P6"/>
      <text:p text:style-name="P6">De este modo la carga horaria total de las actividades sincrónicas y asincrónicas será aproximadamente:</text:p>
      <table:table table:name="Tabla2" table:style-name="Tabla2">
        <table:table-column table:style-name="Tabla2.A"/>
        <table:table-column table:style-name="Tabla2.B"/>
        <table:table-row table:style-name="TableLine94154300136080">
          <table:table-cell table:style-name="Tabla2.A1" office:value-type="string">
            <text:p text:style-name="P28">Carga horaria de la materia</text:p>
          </table:table-cell>
          <table:table-cell table:style-name="Tabla2.B1" office:value-type="string">
            <text:p text:style-name="P28">Balance</text:p>
          </table:table-cell>
        </table:table-row>
        <table:table-row table:style-name="TableLine94154300213872">
          <table:table-cell table:style-name="Tabla2.A2" office:value-type="string">
            <text:p text:style-name="P16"><text:span text:style-name="T31">4</text:span> horas semanales</text:p>
          </table:table-cell>
          <table:table-cell table:style-name="Tabla2.B2" office:value-type="string">
            <text:p text:style-name="P16"><text:span text:style-name="T31">1-2</text:span> horas de trabajo sincrónico</text:p>
            <text:p text:style-name="P16"><text:span text:style-name="T31">2-3</text:span> horas de trabajo <text:span text:style-name="T16">a</text:span>sincrónico</text:p>
          </table:table-cell>
        </table:table-row>
      </table:table>
      <text:h text:style-name="P35" text:outline-level="1">Calendario del curso</text:h>
      <text:p text:style-name="P11">Tabla <text:sequence text:ref-name="refTable1" text:name="Table" text:formula="ooow:Table+1" style:num-format="1">2</text:sequence>: Calendarización de temas y modalidad utilizada<text:span text:style-name="T18">s A = Asincrónica, S = Sincrónica. </text:span><text:span text:style-name="T21">*</text:span><text:span text:style-name="T20">Sujeto a cambios de acuerdo con las necesidades particulares de los estudiantes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154300208560">
          <table:table-cell table:style-name="Tabla3.A1" office:value-type="string">
            <text:p text:style-name="Table_20_Heading">Semana</text:p>
          </table:table-cell>
          <table:table-cell table:style-name="Tabla3.A1" office:value-type="string">
            <text:p text:style-name="Table_20_Heading">Fecha</text:p>
          </table:table-cell>
          <table:table-cell table:style-name="Tabla3.A1" office:value-type="string">
            <text:p text:style-name="P31">Unidad/modalidad</text:p>
          </table:table-cell>
          <table:table-cell table:style-name="Tabla3.A1" office:value-type="string">
            <text:p text:style-name="Table_20_Heading">Tema</text:p>
          </table:table-cell>
          <table:table-cell table:style-name="Tabla3.E1" office:value-type="string">
            <text:p text:style-name="Table_20_Heading">Trabajos</text:p>
          </table:table-cell>
        </table:table-row>
        <table:table-row table:style-name="Tabla3.2">
          <table:table-cell table:style-name="Tabla3.A2" office:value-type="string">
            <text:p text:style-name="P16">1</text:p>
          </table:table-cell>
          <table:table-cell table:style-name="Tabla3.A2" office:value-type="string">
            <text:p text:style-name="P18">09-<text:span text:style-name="T32">13</text:span>/08/21</text:p>
          </table:table-cell>
          <table:table-cell table:style-name="Tabla3.A2" table:number-rows-spanned="3" office:value-type="string">
            <text:p text:style-name="P22">Primera forma de representar la naturaleza: modelos determinísticos</text:p>
            <text:p text:style-name="P22"/>
            <text:p text:style-name="P20">A 70%, S 30%*</text:p>
          </table:table-cell>
          <table:table-cell table:style-name="Tabla3.A2" office:value-type="string">
            <text:p text:style-name="P24">Funciones sus y representaciones:</text:p>
            <text:list xml:id="list1830112655" text:style-name="L2">
              <text:list-item>
                <text:p text:style-name="P39">Rectas, parábolas</text:p>
              </text:list-item>
              <text:list-item>
                <text:p text:style-name="P39">Trigonométricas</text:p>
              </text:list-item>
              <text:list-item>
                <text:p text:style-name="P39">Planos y tres dimensiones</text:p>
              </text:list-item>
            </text:list>
          </table:table-cell>
          <table:table-cell table:style-name="Tabla3.E2" office:value-type="string">
            <text:p text:style-name="P19">Lecturas y cuestionario de Google classroom (Gc)</text:p>
          </table:table-cell>
        </table:table-row>
        <table:table-row table:style-name="TableLine94154300276448">
          <table:table-cell table:style-name="Tabla3.A2" office:value-type="string">
            <text:p text:style-name="P23">2</text:p>
          </table:table-cell>
          <table:table-cell table:style-name="Tabla3.A2" office:value-type="string">
            <text:p text:style-name="P25">16-20/08/21</text:p>
          </table:table-cell>
          <table:covered-table-cell/>
          <table:table-cell table:style-name="Tabla3.A2" office:value-type="string">
            <text:p text:style-name="P24">La línea recta y transformaciones</text:p>
          </table:table-cell>
          <table:table-cell table:style-name="Tabla3.E2" office:value-type="string">
            <text:p text:style-name="P26">Ejercicios de modelos lineales utilizando Geogebra</text:p>
          </table:table-cell>
        </table:table-row>
        <table:table-row table:style-name="TableLine94154300277632">
          <table:table-cell table:style-name="Tabla3.A2" office:value-type="string">
            <text:p text:style-name="P23">3</text:p>
          </table:table-cell>
          <table:table-cell table:style-name="Tabla3.A2" office:value-type="string">
            <text:p text:style-name="P25">22-27/08/21</text:p>
          </table:table-cell>
          <table:covered-table-cell/>
          <table:table-cell table:style-name="Tabla3.A2" office:value-type="string">
            <text:p text:style-name="P24">Modelación de sistemas socio-ambientales</text:p>
          </table:table-cell>
          <table:table-cell table:style-name="Tabla3.E2" office:value-type="string">
            <text:p text:style-name="P26">Investigación de ejemplos de modelación de sistemas socio-ambientales y cuestionario Gc</text:p>
          </table:table-cell>
        </table:table-row>
        <table:table-row table:style-name="Tabla3.5">
          <table:table-cell table:style-name="Tabla3.A5" office:value-type="string">
            <text:p text:style-name="P16"><text:span text:style-name="T27">4-</text:span><text:span text:style-name="T28">6</text:span></text:p>
          </table:table-cell>
          <table:table-cell table:style-name="Tabla3.A5" office:value-type="string">
            <text:p text:style-name="P18">30/08/21-10/09/21</text:p>
          </table:table-cell>
          <table:table-cell table:style-name="Tabla3.A5" table:number-rows-spanned="3" office:value-type="string">
            <text:p text:style-name="P22">Introducción al álgebra matricial</text:p>
            <text:p text:style-name="P22"/>
            <text:p text:style-name="P27">A <text:span text:style-name="T29">50</text:span>%, S 50%*</text:p>
          </table:table-cell>
          <table:table-cell table:style-name="Tabla3.A5" office:value-type="string">
            <text:p text:style-name="P24">Sistemas lineales y operaciones matriciales básicas</text:p>
          </table:table-cell>
          <table:table-cell table:style-name="Tabla3.E5" office:value-type="string">
            <text:p text:style-name="P26">Ejercicios de <text:span text:style-name="T29">sistemas de ecuacuines</text:span> lineales utilizando Geogebra</text:p>
          </table:table-cell>
        </table:table-row>
        <table:table-row table:style-name="Tabla3.5">
          <table:table-cell table:style-name="Tabla3.A5" office:value-type="string">
            <text:p text:style-name="P17">7-8</text:p>
          </table:table-cell>
          <table:table-cell table:style-name="Tabla3.A5" office:value-type="string">
            <text:p text:style-name="P18">13-24/09/21</text:p>
          </table:table-cell>
          <table:covered-table-cell/>
          <table:table-cell table:style-name="Tabla3.A5" office:value-type="string">
            <text:p text:style-name="P24">Determinantes, inversas, valores y vectores propios</text:p>
          </table:table-cell>
          <table:table-cell table:style-name="Tabla3.E5" office:value-type="string">
            <text:p text:style-name="P19">Ejercicios de álgebra lineal</text:p>
            <text:p text:style-name="P19">utilizando Geogebra</text:p>
          </table:table-cell>
        </table:table-row>
        <table:table-row table:style-name="Tabla3.5">
          <table:table-cell table:style-name="Tabla3.A5" office:value-type="string">
            <text:p text:style-name="P17">9-10</text:p>
          </table:table-cell>
          <table:table-cell table:style-name="Tabla3.A5" office:value-type="string">
            <text:p text:style-name="P18">27/09/21-08/10/21</text:p>
          </table:table-cell>
          <table:covered-table-cell/>
          <table:table-cell table:style-name="Tabla3.A5" office:value-type="string">
            <text:p text:style-name="P24">Modelación de sistemas socio-ambientales con matrices</text:p>
          </table:table-cell>
          <table:table-cell table:style-name="Tabla3.E5" office:value-type="string">
            <text:p text:style-name="P26">Investigación <text:span text:style-name="T29">de</text:span> modelación de sistemas socio-ambientales y ejercicio de desarrollo de un modelo sencillo</text:p>
          </table:table-cell>
        </table:table-row>
        <table:table-row table:style-name="TableLine94154300278368">
          <table:table-cell table:style-name="Tabla3.A8" office:value-type="string">
            <text:p text:style-name="P16">11-12</text:p>
          </table:table-cell>
          <table:table-cell table:style-name="Tabla3.A8" office:value-type="string">
            <text:p text:style-name="P18">11-22/10/21</text:p>
          </table:table-cell>
          <table:table-cell table:style-name="Tabla3.A8" table:number-rows-spanned="3" office:value-type="string">
            <text:p text:style-name="P22">Medición de las tasas de cambio en la naturaleza: introducción al cálculo diferencia e integral</text:p>
            <text:p text:style-name="P22"/>
            <text:p text:style-name="P27"><text:soft-page-break/>A 30%, S 70%*</text:p>
          </table:table-cell>
          <table:table-cell table:style-name="Tabla3.A8" office:value-type="string">
            <text:p text:style-name="P24">Sucesiones, continuidad y límites</text:p>
          </table:table-cell>
          <table:table-cell table:style-name="Tabla3.E8" table:number-rows-spanned="2" office:value-type="string">
            <text:p text:style-name="P27">Ejercicios con Geogebra, cuestionarios en Gc y principios de programación en R</text:p>
          </table:table-cell>
        </table:table-row>
        <table:table-row table:style-name="TableLine94154300290992">
          <table:table-cell table:style-name="Tabla3.A8" office:value-type="string">
            <text:p text:style-name="P21">13-14</text:p>
          </table:table-cell>
          <table:table-cell table:style-name="Tabla3.A8" office:value-type="string">
            <text:p text:style-name="P21">25/10/21-06/11/21</text:p>
          </table:table-cell>
          <table:covered-table-cell/>
          <table:table-cell table:style-name="Tabla3.A8" office:value-type="string">
            <text:p text:style-name="P24">Derivación e integración</text:p>
          </table:table-cell>
          <table:covered-table-cell/>
        </table:table-row>
        <table:table-row table:style-name="TableLine94154300293232">
          <table:table-cell table:style-name="Tabla3.A8" office:value-type="string">
            <text:p text:style-name="P21">15-16</text:p>
          </table:table-cell>
          <table:table-cell table:style-name="Tabla3.A8" office:value-type="string">
            <text:p text:style-name="P21">08/11/21-26/11/21</text:p>
          </table:table-cell>
          <table:covered-table-cell/>
          <table:table-cell table:style-name="Tabla3.A8" office:value-type="string">
            <text:p text:style-name="P24">Modelación de sistemas socio-ambientales con cálculo diferencial e integral</text:p>
          </table:table-cell>
          <table:table-cell table:style-name="Tabla3.E8" office:value-type="string">
            <text:p text:style-name="P27">Desarrollo de un modelo socio-ambiental sencillo con cálculo diferencial y álgebra de matrices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nux Libertine O" svg:font-family="'Linux Libertine O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Arial2" svg:font-family="Arial" style:font-adornments="Itálica" style:font-family-generic="swiss" style:font-pitch="variable"/>
    <style:font-face style:name="Arial3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nux Libertine O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" style:family="paragraph" style:parent-style-name="Caption" style:class="extra">
      <style:text-properties style:font-name="Arial2" fo:font-family="Arial" style:font-style-name="Itálica" style:font-family-generic="swiss" style:font-pitch="variable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01%" style:font-weight-asian="bold" style:font-size-complex="101%" style:font-weight-complex="60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3" fo:font-size="10pt" officeooo:rsid="0037a09c" officeooo:paragraph-rsid="0037a09c"/>
    </style:style>
    <style:style style:name="MT1" style:family="text">
      <style:text-properties officeooo:rsid="003c617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odelación Matemática – <text:span text:style-name="MT1">Licenciatura en Ciencias Ambientales<text:tab/></text:span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ardo A. Martín</meta:initial-creator>
    <meta:creation-date>2021-01-21T17:17:27.949328775</meta:creation-date>
    <dc:date>2021-10-21T11:33:02.834529790</dc:date>
    <dc:creator>Gerardo A. Martín</dc:creator>
    <meta:editing-duration>PT2H32M52S</meta:editing-duration>
    <meta:editing-cycles>29</meta:editing-cycles>
    <meta:generator>LibreOffice/7.1.6.2$Linux_X86_64 LibreOffice_project/10$Build-2</meta:generator>
    <meta:document-statistic meta:table-count="3" meta:image-count="0" meta:object-count="0" meta:page-count="4" meta:paragraph-count="117" meta:word-count="732" meta:character-count="5097" meta:non-whitespace-character-count="4487"/>
  </office:meta>
</office:document-meta>
</file>